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eeting Notes</text:span></text:p>
      <text:p text:style-name="P1"/>
      <text:p text:style-name="Standard"><text:span text:style-name="T3">Tasks</text:span></text:p>
      <text:p text:style-name="P1"/>
      <text:p text:style-name="Standard"><text:span text:style-name="T2">2/18 - 2/24</text:span></text:p>
      <text:p text:style-name="P1"/>
      <text:p text:style-name="Standard">Team: </text:p>
      <text:list xml:id="list4236796254" text:style-name="WWNum5">
        <text:list-item>
          <text:p text:style-name="P2">Created a group chat through WhatsApp for easy communication</text:p>
        </text:list-item>
        <text:list-item>
          <text:p text:style-name="P2">Python is the established language of our app, with javascript incorporated for front end development</text:p>
        </text:list-item>
        <text:list-item>
          <text:p text:style-name="P2">To make things easier, Django is being used for development as well as MySQL for db related portions of the app</text:p>
        </text:list-item>
      </text:list>
      <text:p text:style-name="Standard"/>
      <text:p text:style-name="Standard">Sam</text:p>
      <text:list xml:id="list1632932377" text:style-name="WWNum8">
        <text:list-item>
          <text:p text:style-name="P3">Establish a piece of repository for team members to pull and understand.</text:p>
        </text:list-item>
        <text:list-item>
          <text:p text:style-name="P3">As of now, the application has a Django framework, with a “login” portion of the app instantiated, but not fully functional yet</text:p>
        </text:list-item>
      </text:list>
      <text:p text:style-name="Standard"/>
      <text:p text:style-name="Standard">Beyza</text:p>
      <text:list xml:id="list651655488" text:style-name="WWNum7">
        <text:list-item>
          <text:p text:style-name="P4">Responsible for the UML diagram for the application to help team understand some of the flow for a user</text:p>
        </text:list-item>
        <text:list-item>
          <text:p text:style-name="P4">Will update as we incorporate user functionalities, such as procedures/user notes</text:p>
        </text:list-item>
      </text:list>
      <text:p text:style-name="Standard"/>
      <text:p text:style-name="Standard">Qavi</text:p>
      <text:list xml:id="list898872697" text:style-name="WWNum6">
        <text:list-item>
          <text:p text:style-name="P5"><text:soft-page-break/>Updating the README as the app develops as well as establishing a way to connect to MySQL database</text:p>
        </text:list-item>
      </text:list>
      <text:p text:style-name="Standard"/>
      <text:p text:style-name="Standard">Aigerim</text:p>
      <text:list xml:id="list1145483305" text:style-name="WWNum3">
        <text:list-item>
          <text:p text:style-name="P6">Unable to be in contact as of now, will assign tasks when communication is established</text:p>
        </text:list-item>
      </text:list>
      <text:p text:style-name="Standard"/>
      <text:p text:style-name="Standard"/>
      <text:p text:style-name="Standard"><text:span text:style-name="T2">2/25 - 3/3</text:span></text:p>
      <text:p text:style-name="P1"/>
      <text:p text:style-name="Standard">Sam</text:p>
      <text:list xml:id="list162633524911004" text:continue-list="list1632932377" text:style-name="WWNum8">
        <text:list-item>
          <text:p text:style-name="P3">Debugging encryption functionality with login</text:p>
        </text:list-item>
      </text:list>
      <text:p text:style-name="Standard"/>
      <text:p text:style-name="Standard">Beyza</text:p>
      <text:list xml:id="list162633300484387" text:continue-list="list651655488" text:style-name="WWNum7">
        <text:list-item>
          <text:p text:style-name="P4">Come up with several more classes for our application, to be implemented by Sam</text:p>
        </text:list-item>
      </text:list>
      <text:p text:style-name="Standard"/>
      <text:p text:style-name="Standard">Qavi</text:p>
      <text:list xml:id="list162633014882251" text:continue-list="list898872697" text:style-name="WWNum6">
        <text:list-item>
          <text:p text:style-name="P5">Outline how we can get user flows to work for login, adding notes</text:p>
        </text:list-item>
      </text:list>
      <text:p text:style-name="Standard"/>
      <text:p text:style-name="Standard"/>
      <text:p text:style-name="Standard"><text:span text:style-name="T2">3/4 - 3/10</text:span></text:p>
      <text:p text:style-name="P1"/>
      <text:p text:style-name="Standard">Sam</text:p>
      <text:list xml:id="list162633351635750" text:continue-list="list162633524911004" text:style-name="WWNum8">
        <text:list-item>
          <text:p text:style-name="P3"><text:soft-page-break/>Login able to store encrypted password, but cannot login, getting error “Invalid Salt.”</text:p>
        </text:list-item>
      </text:list>
      <text:p text:style-name="Standard"/>
      <text:p text:style-name="Standard">Beyza</text:p>
      <text:list xml:id="list162633308530988" text:continue-list="list162633300484387" text:style-name="WWNum7">
        <text:list-item>
          <text:p text:style-name="P4">Figure out running app locally, debug login if possible.</text:p>
        </text:list-item>
      </text:list>
      <text:p text:style-name="Standard"/>
      <text:p text:style-name="Standard">Qavi</text:p>
      <text:list xml:id="list1202461299" text:style-name="WWNum1">
        <text:list-item>
          <text:p text:style-name="P7">Alternative to bcrypt?</text:p>
        </text:list-item>
      </text:list>
      <text:p text:style-name="P1"/>
      <text:p text:style-name="Standard"><text:span text:style-name="T2">3/11 - 3/17</text:span></text:p>
      <text:p text:style-name="P1"/>
      <text:p text:style-name="Standard">Sam</text:p>
      <text:list xml:id="list162633264656688" text:continue-list="list162633351635750" text:style-name="WWNum8">
        <text:list-item>
          <text:p text:style-name="P3">Figured out it is necessary to decode password before storing, although remains encrypted</text:p>
        </text:list-item>
        <text:list-item>
          <text:p text:style-name="P3">Login now functioning</text:p>
        </text:list-item>
      </text:list>
      <text:p text:style-name="Standard"/>
      <text:p text:style-name="Standard">Beyza</text:p>
      <text:list xml:id="list162633374522642" text:continue-list="list162633308530988" text:style-name="WWNum7">
        <text:list-item>
          <text:p text:style-name="P4">Researching how to separate logins by type of user</text:p>
        </text:list-item>
      </text:list>
      <text:p text:style-name="P1"/>
      <text:p text:style-name="Standard"><text:span text:style-name="T2">3/18 - 3/24</text:span></text:p>
      <text:p text:style-name="P1"/>
      <text:list xml:id="list2566032501" text:style-name="WWNum2">
        <text:list-item>
          <text:p text:style-name="P8">Unable to meet this week</text:p>
        </text:list-item>
        <text:list-item>
          <text:p text:style-name="P8">Continue last week’s tasks</text:p>
        </text:list-item>
      </text:list>
      <text:p text:style-name="Standard"><text:soft-page-break/></text:p>
      <text:p text:style-name="Standard"><text:span text:style-name="T2">3/25 - 3/31</text:span></text:p>
      <text:p text:style-name="P1"/>
      <text:p text:style-name="Standard">Sam</text:p>
      <text:list xml:id="list162633222968873" text:continue-list="list162633264656688" text:style-name="WWNum8">
        <text:list-item>
          <text:p text:style-name="P3">How can different authorization be applied to doctors vs patients</text:p>
        </text:list-item>
        <text:list-item>
          <text:p text:style-name="P3">Figuring out how to connect notes to specific users and allow viewing by doctors</text:p>
        </text:list-item>
      </text:list>
      <text:p text:style-name="Standard"/>
      <text:p text:style-name="Standard">Beyza</text:p>
      <text:list xml:id="list162632950677107" text:continue-list="list162633374522642" text:style-name="WWNum7">
        <text:list-item>
          <text:p text:style-name="P4">Learn more about relational modeling with django models</text:p>
        </text:list-item>
      </text:list>
      <text:p text:style-name="Standard"/>
      <text:p text:style-name="Standard">Qavi</text:p>
      <text:list xml:id="list1398199999" text:style-name="WWNum4">
        <text:list-item>
          <text:p text:style-name="P9">Begin writing some report materials</text:p>
        </text:list-item>
      </text:list>
      <text:p text:style-name="P1"/>
      <text:p text:style-name="Standard"><text:span text:style-name="T2">4/1 - 4/7</text:span></text:p>
      <text:p text:style-name="P1"/>
      <text:p text:style-name="Standard">Sam</text:p>
      <text:list xml:id="list162632017222393" text:continue-list="list162633222968873" text:style-name="WWNum8">
        <text:list-item>
          <text:p text:style-name="P3">Trying to get notes to attach to users still. Utilizing mySQL was unsuccessful, so going to remain using Django models</text:p>
        </text:list-item>
      </text:list>
      <text:p text:style-name="Standard"/>
      <text:p text:style-name="Standard">Beyza and Qavi</text:p>
      <text:list xml:id="list162633003310003" text:continue-list="list162632950677107" text:style-name="WWNum7">
        <text:list-item>
          <text:p text:style-name="P4">Contribute to the report, requirements models, etc.</text:p>
        </text:list-item>
      </text:list>
      <text:p text:style-name="P1"/>
      <text:p text:style-name="Standard"><text:soft-page-break/><text:span text:style-name="T2">4/8 - 4/14</text:span></text:p>
      <text:p text:style-name="P1"/>
      <text:p text:style-name="Standard">Sam</text:p>
      <text:list xml:id="list162632054509473" text:continue-list="list162632017222393" text:style-name="WWNum8">
        <text:list-item>
          <text:p text:style-name="P3">Add some more styling to the application to improve UI</text:p>
        </text:list-item>
      </text:list>
      <text:p text:style-name="Standard"/>
      <text:p text:style-name="Standard">Beyza and Qavi</text:p>
      <text:list xml:id="list162632129398963" text:continue-list="list162633003310003" text:style-name="WWNum7">
        <text:list-item>
          <text:p text:style-name="P4">Continue outlining the report</text:p>
        </text:list-item>
      </text:list>
      <text:p text:style-name="Standard"/>
      <text:p text:style-name="P1"/>
      <text:p text:style-name="Standard"><text:span text:style-name="T2">4/15 - 4/21</text:span></text:p>
      <text:p text:style-name="P1"/>
      <text:p text:style-name="Standard">Sam</text:p>
      <text:list xml:id="list2301530195" text:style-name="WWNum9">
        <text:list-item>
          <text:p text:style-name="P10">Add more styling, create logical note, patient/doctor setup</text:p>
        </text:list-item>
      </text:list>
      <text:p text:style-name="Standard"/>
      <text:p text:style-name="Standard">Beyza and Qavi</text:p>
      <text:list xml:id="list162633740553272" text:continue-list="list162632129398963" text:style-name="WWNum7">
        <text:list-item>
          <text:p text:style-name="P4">Contribute to the report, requirements models, etc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63" meta:word-count="414" meta:character-count="2262" meta:non-whitespace-character-count="1940"/>
    <meta:generator>LibreOfficeDev/6.0.5.2$Linux_X86_64 LibreOffice_project/</meta:generator>
  </office:meta>
</office:document-meta>
</file>